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'Helvetica Neue', Helvetica, sans-serif"/>
    <style:font-face style:name="ConfluenceInstalledFont" svg:font-family="ConfluenceInstalledFont, monospace"/>
    <style:font-face style:name="Consolas" svg:font-family="Consolas, Menlo, Monaco, 'Lucida Console', 'Liberation Mono', 'DejaVu Sans Mono', 'Bitstream Vera Sans Mono', 'Courier New', monospace, sans-serif"/>
    <style:font-face style:name="monospace" svg:font-family="monospace"/>
    <style:font-face style:name="FreeSans1" svg:font-family="FreeSans" style:font-family-generic="swiss"/>
    <style:font-face style:name="Courier 10 Pitch" svg:font-family="'Courier 10 Pitch'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210a78" officeooo:paragraph-rsid="00210a78"/>
    </style:style>
    <style:style style:name="P2" style:family="paragraph" style:parent-style-name="Standard">
      <style:text-properties fo:color="#000000" fo:font-size="12pt" fo:font-weight="normal" officeooo:rsid="0024b89d" officeooo:paragraph-rsid="0024b89d" style:font-size-asian="10.5pt" style:font-weight-asian="normal" style:font-size-complex="12pt" style:font-weight-complex="normal"/>
    </style:style>
    <style:style style:name="P3" style:family="paragraph" style:parent-style-name="Standard">
      <style:text-properties fo:color="#000000" style:font-name="Courier 10 Pitch" fo:font-size="15pt" fo:font-style="italic" fo:font-weight="bold" officeooo:rsid="0024b89d" officeooo:paragraph-rsid="0024b89d" style:font-size-asian="15pt" style:font-style-asian="italic" style:font-weight-asian="bold" style:font-size-complex="15pt" style:font-style-complex="italic" style:font-weight-complex="bold"/>
    </style:style>
    <style:style style:name="P4" style:family="paragraph" style:parent-style-name="Standard">
      <style:text-properties fo:color="#000000" style:font-name="Courier 10 Pitch" fo:font-size="12pt" fo:font-style="italic" fo:font-weight="normal" officeooo:rsid="0024b89d" officeooo:paragraph-rsid="0024b89d" style:font-size-asian="10.5pt" style:font-style-asian="italic" style:font-weight-asian="normal" style:font-size-complex="12pt" style:font-style-complex="italic" style:font-weight-complex="normal"/>
    </style:style>
    <style:style style:name="P5" style:family="paragraph" style:parent-style-name="Standard">
      <style:text-properties fo:color="#000000" style:font-name="Courier 10 Pitch" fo:font-size="12pt" fo:font-style="italic" fo:font-weight="normal" officeooo:rsid="002d7077" officeooo:paragraph-rsid="0024b89d" style:font-size-asian="10.5pt" style:font-style-asian="italic" style:font-weight-asian="normal" style:font-size-complex="12pt" style:font-style-complex="italic" style:font-weight-complex="normal"/>
    </style:style>
    <style:style style:name="P6" style:family="paragraph" style:parent-style-name="Standard">
      <style:text-properties fo:color="#000000" style:font-name="Courier 10 Pitch" fo:font-size="12pt" fo:font-style="italic" fo:font-weight="normal" officeooo:rsid="0026f73a" officeooo:paragraph-rsid="0024b89d" style:font-size-asian="10.5pt" style:font-style-asian="italic" style:font-weight-asian="normal" style:font-size-complex="12pt" style:font-style-complex="italic" style:font-weight-complex="normal"/>
    </style:style>
    <style:style style:name="P7" style:family="paragraph" style:parent-style-name="Standard">
      <style:text-properties fo:color="#000000" style:font-name="Courier 10 Pitch" fo:font-size="12pt" fo:font-style="italic" fo:font-weight="normal" officeooo:rsid="002a8512" officeooo:paragraph-rsid="0024b89d" style:font-size-asian="10.5pt" style:font-style-asian="italic" style:font-weight-asian="normal" style:font-size-complex="12pt" style:font-style-complex="italic" style:font-weight-complex="normal"/>
    </style:style>
    <style:style style:name="P8" style:family="paragraph" style:parent-style-name="Standard">
      <style:text-properties fo:color="#000000" style:font-name="Courier 10 Pitch" fo:font-size="12pt" fo:font-style="italic" fo:font-weight="normal" officeooo:rsid="00323b6a" officeooo:paragraph-rsid="00323b6a" style:font-size-asian="10.5pt" style:font-style-asian="italic" style:font-weight-asian="normal" style:font-size-complex="12pt" style:font-style-complex="italic" style:font-weight-complex="normal"/>
    </style:style>
    <style:style style:name="P9" style:family="paragraph" style:parent-style-name="Standard">
      <style:text-properties fo:color="#000000" style:font-name="Courier 10 Pitch" fo:font-size="12pt" fo:font-style="italic" fo:font-weight="normal" officeooo:rsid="0054a812" officeooo:paragraph-rsid="0054a812" style:font-size-asian="10.5pt" style:font-style-asian="italic" style:font-weight-asian="normal" style:font-size-complex="12pt" style:font-style-complex="italic" style:font-weight-complex="normal"/>
    </style:style>
    <style:style style:name="P10" style:family="paragraph" style:parent-style-name="Standard">
      <style:text-properties fo:color="#000000" style:font-name="Courier 10 Pitch" fo:font-size="12pt" fo:font-style="italic" fo:font-weight="normal" officeooo:rsid="0054a812" officeooo:paragraph-rsid="0054ff6d" style:font-size-asian="10.5pt" style:font-style-asian="italic" style:font-weight-asian="normal" style:font-size-complex="12pt" style:font-style-complex="italic" style:font-weight-complex="normal"/>
    </style:style>
    <style:style style:name="P11" style:family="paragraph" style:parent-style-name="Standard">
      <style:text-properties fo:color="#000000" style:font-name="Courier 10 Pitch" fo:font-size="12pt" fo:font-style="italic" fo:font-weight="normal" officeooo:rsid="0054ff6d" officeooo:paragraph-rsid="0054ff6d" style:font-size-asian="10.5pt" style:font-style-asian="italic" style:font-weight-asian="normal" style:font-size-complex="12pt" style:font-style-complex="italic" style:font-weight-complex="normal"/>
    </style:style>
    <style:style style:name="P12" style:family="paragraph" style:parent-style-name="Standard">
      <style:text-properties fo:color="#000000" style:font-name="Courier 10 Pitch" fo:font-size="12pt" fo:font-style="italic" fo:font-weight="normal" officeooo:rsid="0054ff6d" officeooo:paragraph-rsid="00686944" style:font-size-asian="10.5pt" style:font-style-asian="italic" style:font-weight-asian="normal" style:font-size-complex="12pt" style:font-style-complex="italic" style:font-weight-complex="normal"/>
    </style:style>
    <style:style style:name="P13" style:family="paragraph" style:parent-style-name="Standard">
      <style:text-properties fo:color="#000000" style:font-name="Courier 10 Pitch" fo:font-size="12pt" fo:font-style="italic" fo:font-weight="normal" officeooo:rsid="0056f206" officeooo:paragraph-rsid="0056f206" style:font-size-asian="10.5pt" style:font-style-asian="italic" style:font-weight-asian="normal" style:font-size-complex="12pt" style:font-style-complex="italic" style:font-weight-complex="normal"/>
    </style:style>
    <style:style style:name="P14" style:family="paragraph" style:parent-style-name="Standard">
      <style:text-properties fo:color="#000000" style:font-name="Courier 10 Pitch" fo:font-size="12pt" fo:font-style="italic" fo:font-weight="normal" officeooo:rsid="0056f206" officeooo:paragraph-rsid="0058a64d" style:font-size-asian="10.5pt" style:font-style-asian="italic" style:font-weight-asian="normal" style:font-size-complex="12pt" style:font-style-complex="italic" style:font-weight-complex="normal"/>
    </style:style>
    <style:style style:name="P15" style:family="paragraph" style:parent-style-name="Standard">
      <style:text-properties fo:color="#000000" style:font-name="Courier 10 Pitch" fo:font-size="12pt" fo:font-style="italic" fo:font-weight="normal" officeooo:rsid="005b9632" officeooo:paragraph-rsid="005b9632" style:font-size-asian="10.5pt" style:font-style-asian="italic" style:font-weight-asian="normal" style:font-size-complex="12pt" style:font-style-complex="italic" style:font-weight-complex="normal"/>
    </style:style>
    <style:style style:name="P16" style:family="paragraph" style:parent-style-name="Standard">
      <style:text-properties fo:color="#000000" style:font-name="Courier 10 Pitch" fo:font-size="12pt" fo:font-style="italic" fo:font-weight="normal" officeooo:rsid="0063b28a" officeooo:paragraph-rsid="00686944" style:font-size-asian="10.5pt" style:font-style-asian="italic" style:font-weight-asian="normal" style:font-size-complex="12pt" style:font-style-complex="italic" style:font-weight-complex="normal"/>
    </style:style>
    <style:style style:name="P17" style:family="paragraph" style:parent-style-name="Standard">
      <style:text-properties fo:color="#000000" style:font-name="Courier 10 Pitch" fo:font-size="12pt" fo:font-style="italic" fo:font-weight="normal" officeooo:rsid="00686944" officeooo:paragraph-rsid="00686944" style:font-size-asian="10.5pt" style:font-style-asian="italic" style:font-weight-asian="normal" style:font-size-complex="12pt" style:font-style-complex="italic" style:font-weight-complex="normal"/>
    </style:style>
    <style:style style:name="P18" style:family="paragraph" style:parent-style-name="Standard">
      <style:text-properties fo:color="#000000" style:font-name="Courier 10 Pitch" fo:font-size="12pt" fo:font-style="italic" fo:font-weight="normal" officeooo:rsid="0069d6a9" officeooo:paragraph-rsid="0069d6a9" style:font-size-asian="10.5pt" style:font-style-asian="italic" style:font-weight-asian="normal" style:font-size-complex="12pt" style:font-style-complex="italic" style:font-weight-complex="normal"/>
    </style:style>
    <style:style style:name="P19" style:family="paragraph" style:parent-style-name="Standard">
      <style:text-properties fo:color="#000000" style:font-name="Courier 10 Pitch" fo:font-size="12pt" fo:font-style="italic" fo:font-weight="normal" officeooo:rsid="005ca986" officeooo:paragraph-rsid="0074499c" style:font-size-asian="10.5pt" style:font-style-asian="italic" style:font-weight-asian="normal" style:font-size-complex="12pt" style:font-style-complex="italic" style:font-weight-complex="normal"/>
    </style:style>
    <style:style style:name="P20" style:family="paragraph" style:parent-style-name="Standard">
      <style:text-properties fo:color="#000000" style:font-name="Courier 10 Pitch" fo:font-size="12pt" fo:font-style="italic" fo:font-weight="normal" officeooo:paragraph-rsid="00323b6a"/>
    </style:style>
    <style:style style:name="P21" style:family="paragraph" style:parent-style-name="Standard">
      <style:text-properties fo:color="#990000" style:font-name="Courier 10 Pitch" fo:font-size="15pt" fo:font-style="italic" fo:font-weight="bold" officeooo:rsid="00210a78" officeooo:paragraph-rsid="00210a78" style:font-size-asian="15pt" style:font-style-asian="italic" style:font-weight-asian="bold" style:font-size-complex="15pt" style:font-style-complex="italic" style:font-weight-complex="bold"/>
    </style:style>
    <style:style style:name="P22" style:family="paragraph" style:parent-style-name="Standard">
      <style:text-properties fo:color="#0000ff" style:font-name="Courier 10 Pitch" fo:font-size="12pt" fo:font-style="italic" fo:font-weight="normal" officeooo:rsid="005e2264" officeooo:paragraph-rsid="005ca986" style:font-size-asian="10.5pt" style:font-style-asian="italic" style:font-weight-asian="normal" style:font-size-complex="12pt" style:font-style-complex="italic" style:font-weight-complex="normal"/>
    </style:style>
    <style:style style:name="P23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fo:color="#000000" style:font-name="Courier 10 Pitch" fo:font-size="12pt" fo:font-style="italic" fo:font-weight="normal" officeooo:rsid="00323b6a" officeooo:paragraph-rsid="00323b6a" style:font-size-asian="10.5pt" style:font-style-asian="italic" style:font-weight-asian="normal" style:font-size-complex="12pt" style:font-style-complex="italic" style:font-weight-complex="normal"/>
    </style:style>
    <style:style style:name="P24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fo:color="#000000" style:font-name="Courier 10 Pitch" fo:font-size="12pt" fo:font-style="italic" fo:font-weight="normal" officeooo:rsid="0054a812" officeooo:paragraph-rsid="0054a812" style:font-size-asian="10.5pt" style:font-style-asian="italic" style:font-weight-asian="normal" style:font-size-complex="12pt" style:font-style-complex="italic" style:font-weight-complex="normal"/>
    </style:style>
    <style:style style:name="P25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fo:color="#000000" style:font-name="Courier 10 Pitch" fo:font-size="12pt" fo:font-style="italic" fo:font-weight="normal" officeooo:rsid="0056f206" officeooo:paragraph-rsid="0056f206" style:font-size-asian="10.5pt" style:font-style-asian="italic" style:font-weight-asian="normal" style:font-size-complex="12pt" style:font-style-complex="italic" style:font-weight-complex="normal"/>
    </style:style>
    <style:style style:name="P26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fo:color="#000000" style:font-name="Courier 10 Pitch" fo:font-size="12pt" fo:font-style="italic" fo:font-weight="normal" officeooo:rsid="005b9632" officeooo:paragraph-rsid="005b9632" style:font-size-asian="10.5pt" style:font-style-asian="italic" style:font-weight-asian="normal" style:font-size-complex="12pt" style:font-style-complex="italic" style:font-weight-complex="normal"/>
    </style:style>
    <style:style style:name="P27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fo:color="#000000" style:font-name="Courier 10 Pitch" fo:font-size="12pt" fo:font-style="italic" fo:font-weight="normal" officeooo:rsid="0069d6a9" officeooo:paragraph-rsid="0069d6a9" style:font-size-asian="10.5pt" style:font-style-asian="italic" style:font-weight-asian="normal" style:font-size-complex="12pt" style:font-style-complex="italic" style:font-weight-complex="normal"/>
    </style:style>
    <style:style style:name="P28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fo:color="#000000" style:font-name="Courier 10 Pitch" fo:font-size="12pt" fo:font-style="italic" fo:font-weight="normal" officeooo:rsid="005ca986" officeooo:paragraph-rsid="005ca986" style:font-size-asian="10.5pt" style:font-style-asian="italic" style:font-weight-asian="normal" style:font-size-complex="12pt" style:font-style-complex="italic" style:font-weight-complex="normal"/>
    </style:style>
    <style:style style:name="P29" style:family="paragraph" style:parent-style-name="Text_20_body">
      <style:paragraph-properties fo:padding="0.074cm" fo:border-left="none" fo:border-right="none" fo:border-top="none" fo:border-bottom="0.06pt solid #000000" style:join-border="false"/>
      <style:text-properties officeooo:rsid="004fe4d6" officeooo:paragraph-rsid="004fe4d6"/>
    </style:style>
    <style:style style:name="P30" style:family="paragraph" style:parent-style-name="Text_20_body">
      <style:text-properties officeooo:paragraph-rsid="00446bde"/>
    </style:style>
    <style:style style:name="P31" style:family="paragraph" style:parent-style-name="Text_20_body">
      <style:text-properties officeooo:paragraph-rsid="0048a136"/>
    </style:style>
    <style:style style:name="P32" style:family="paragraph" style:parent-style-name="Text_20_body">
      <style:text-properties officeooo:paragraph-rsid="00492516"/>
    </style:style>
    <style:style style:name="P33" style:family="paragraph" style:parent-style-name="Text_20_body">
      <style:text-properties officeooo:paragraph-rsid="00496a26"/>
    </style:style>
    <style:style style:name="P34" style:family="paragraph" style:parent-style-name="Text_20_body">
      <style:text-properties officeooo:paragraph-rsid="00509ca6"/>
    </style:style>
    <style:style style:name="P35" style:family="paragraph" style:parent-style-name="Text_20_body">
      <style:text-properties officeooo:paragraph-rsid="0050e76a"/>
    </style:style>
    <style:style style:name="P36" style:family="paragraph" style:parent-style-name="Text_20_body">
      <style:text-properties officeooo:rsid="0045ed42" officeooo:paragraph-rsid="0045ed42"/>
    </style:style>
    <style:style style:name="P37" style:family="paragraph" style:parent-style-name="Text_20_body">
      <style:text-properties officeooo:rsid="00475731" officeooo:paragraph-rsid="00475731"/>
    </style:style>
    <style:style style:name="P38" style:family="paragraph" style:parent-style-name="Text_20_body">
      <style:text-properties fo:font-variant="normal" fo:text-transform="none" fo:color="#333333" style:font-name="ConfluenceInstalledFont" fo:font-size="10.5pt" fo:letter-spacing="normal" fo:font-style="normal" fo:font-weight="normal" officeooo:paragraph-rsid="00496a26"/>
    </style:style>
    <style:style style:name="P39" style:family="paragraph" style:parent-style-name="Text_20_body">
      <style:text-properties officeooo:rsid="00506503" officeooo:paragraph-rsid="00509ca6"/>
    </style:style>
    <style:style style:name="P40" style:family="paragraph" style:parent-style-name="Text_20_body">
      <style:paragraph-properties fo:margin-left="0cm" fo:margin-right="0cm" fo:margin-top="0cm" fo:margin-bottom="0cm" loext:contextual-spacing="false" style:line-height-at-least="0.503cm" fo:text-align="start" style:justify-single-word="false" fo:widows="1" fo:text-indent="0cm" style:auto-text-indent="false" fo:padding="0cm" fo:border="none"/>
      <style:text-properties fo:font-variant="normal" fo:text-transform="none" fo:color="#242729" style:font-name="Arial" fo:font-size="11.25pt" fo:letter-spacing="normal" fo:font-style="normal" fo:font-weight="normal"/>
    </style:style>
    <style:style style:name="P41" style:family="paragraph" style:parent-style-name="Preformatted_20_Text">
      <style:paragraph-properties fo:margin-left="0cm" fo:margin-right="0cm" fo:margin-top="0cm" fo:margin-bottom="0cm" loext:contextual-spacing="false" fo:text-align="start" style:justify-single-word="false" fo:widows="1" fo:text-indent="0cm" style:auto-text-indent="false" fo:padding="0cm" fo:border="none"/>
    </style:style>
    <style:style style:name="P42" style:family="paragraph" style:parent-style-name="Preformatted_20_Text">
      <style:paragraph-properties fo:margin-left="0cm" fo:margin-right="0cm" fo:margin-top="0cm" fo:margin-bottom="0cm" loext:contextual-spacing="false" style:line-height-at-least="0.476cm" fo:widows="1" fo:text-indent="0cm" style:auto-text-indent="false" fo:padding-left="0.106cm" fo:padding-right="0.106cm" fo:padding-top="0.049cm" fo:padding-bottom="0.049cm" fo:border="0.06pt solid #cccccc"/>
      <style:text-properties fo:font-variant="normal" fo:text-transform="none" fo:color="#000000" style:font-name="monospace" fo:font-size="9.75pt" fo:letter-spacing="normal" fo:font-style="normal" fo:font-weight="normal" loext:padding="0cm" loext:border="none"/>
    </style:style>
    <style:style style:name="P43" style:family="paragraph" style:parent-style-name="Preformatted_20_Text">
      <style:paragraph-properties fo:margin-left="0cm" fo:margin-right="0cm" fo:margin-top="0cm" fo:margin-bottom="0cm" loext:contextual-spacing="false" style:line-height-at-least="0.476cm" fo:widows="1" fo:text-indent="0cm" style:auto-text-indent="false" fo:padding-left="0.106cm" fo:padding-right="0.106cm" fo:padding-top="0.049cm" fo:padding-bottom="0.049cm" fo:border="0.06pt solid #cccccc"/>
      <style:text-properties fo:font-variant="normal" fo:text-transform="none" fo:color="#000000" fo:letter-spacing="normal" loext:padding="0cm" loext:border="none"/>
    </style:style>
    <style:style style:name="P44" style:family="paragraph" style:parent-style-name="Preformatted_20_Text">
      <style:text-properties fo:font-variant="normal" fo:text-transform="none" fo:color="#333333" fo:letter-spacing="normal" officeooo:paragraph-rsid="0048a136" loext:padding="0cm" loext:border="none"/>
    </style:style>
    <style:style style:name="P45" style:family="paragraph" style:parent-style-name="Preformatted_20_Text">
      <style:paragraph-properties fo:margin-top="0cm" fo:margin-bottom="0cm" loext:contextual-spacing="false" fo:text-align="start" style:justify-single-word="false" fo:widows="1" fo:padding="0cm" fo:border="none"/>
    </style:style>
    <style:style style:name="P46" style:family="paragraph" style:parent-style-name="Standard">
      <style:text-properties fo:color="#0000ff" style:font-name="Courier 10 Pitch" fo:font-size="12pt" fo:font-style="italic" fo:font-weight="normal" officeooo:rsid="0063b28a" officeooo:paragraph-rsid="00686944" style:font-size-asian="10.5pt" style:font-style-asian="italic" style:font-weight-asian="normal" style:font-size-complex="12pt" style:font-style-complex="italic" style:font-weight-complex="normal"/>
    </style:style>
    <style:style style:name="P47" style:family="paragraph" style:parent-style-name="Standard">
      <style:text-properties fo:color="#0000ff" style:font-name="Monospace" fo:font-size="10pt" fo:font-style="italic" fo:font-weight="normal" officeooo:rsid="0063b28a" officeooo:paragraph-rsid="0054ff6d" style:font-size-asian="10pt" style:font-style-asian="italic" style:font-weight-asian="normal" style:font-size-complex="12pt" style:font-style-complex="italic" style:font-weight-complex="normal"/>
    </style:style>
    <style:style style:name="P48" style:family="paragraph" style:parent-style-name="Text_20_body">
      <style:text-properties officeooo:paragraph-rsid="00446bde"/>
    </style:style>
    <style:style style:name="P49" style:family="paragraph" style:parent-style-name="Text_20_body">
      <style:text-properties officeooo:rsid="0045ed42" officeooo:paragraph-rsid="0045ed42"/>
    </style:style>
    <style:style style:name="P50" style:family="paragraph" style:parent-style-name="Text_20_body" style:list-style-name="L1">
      <style:paragraph-properties fo:margin-left="0cm" fo:margin-right="0cm" fo:margin-top="0cm" fo:margin-bottom="0cm" loext:contextual-spacing="false" style:line-height-at-least="0.503cm" fo:text-align="start" style:justify-single-word="false" fo:widows="1" fo:text-indent="0cm" style:auto-text-indent="false" fo:padding="0cm" fo:border="none"/>
      <style:text-properties fo:font-variant="normal" fo:text-transform="none" fo:color="#242729" style:font-name="Arial" fo:font-size="11.25pt" fo:letter-spacing="normal" fo:font-style="normal" fo:font-weight="normal"/>
    </style:style>
    <style:style style:name="P51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style:font-name="monospace" fo:font-size="9.75pt"/>
    </style:style>
    <style:style style:name="P52" style:family="paragraph" style:parent-style-name="Preformatted_20_Text">
      <style:text-properties fo:color="#000000" style:font-name="monospace" fo:font-size="9.75pt" officeooo:paragraph-rsid="00446bde" loext:padding="0cm" loext:border="none"/>
    </style:style>
    <style:style style:name="P53" style:family="paragraph" style:parent-style-name="Preformatted_20_Text">
      <style:text-properties fo:color="#000000" officeooo:paragraph-rsid="00446bde" loext:padding="0cm" loext:border="none"/>
    </style:style>
    <style:style style:name="P54" style:family="paragraph" style:parent-style-name="Preformatted_20_Text">
      <style:text-properties style:font-name="monospace" fo:font-size="9.75pt" officeooo:paragraph-rsid="00446bde" loext:padding="0cm" loext:border="none"/>
    </style:style>
    <style:style style:name="P55" style:family="paragraph" style:parent-style-name="Preformatted_20_Text">
      <style:text-properties style:font-name="monospace" fo:font-size="9.75pt" officeooo:paragraph-rsid="00446bde"/>
    </style:style>
    <style:style style:name="P56" style:family="paragraph" style:parent-style-name="Preformatted_20_Text">
      <style:text-properties officeooo:paragraph-rsid="00446bde" loext:padding="0cm" loext:border="none"/>
    </style:style>
    <style:style style:name="T1" style:family="text">
      <style:text-properties fo:color="#990000" style:font-name="Courier 10 Pitch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2" style:family="text">
      <style:text-properties style:font-name="Courier 10 Pitch" fo:font-style="italic" style:font-style-asian="italic" style:font-style-complex="italic"/>
    </style:style>
    <style:style style:name="T3" style:family="text">
      <style:text-properties style:font-name="Courier 10 Pitch" fo:font-style="italic" officeooo:rsid="0026f73a" style:font-style-asian="italic" style:font-style-complex="italic"/>
    </style:style>
    <style:style style:name="T4" style:family="text">
      <style:text-properties style:font-name="Courier 10 Pitch" fo:font-style="italic" officeooo:rsid="0029fdf3" style:font-style-asian="italic" style:font-style-complex="italic"/>
    </style:style>
    <style:style style:name="T5" style:family="text">
      <style:text-properties style:font-name="Courier 10 Pitch" fo:font-style="italic" officeooo:rsid="002a8512" style:font-style-asian="italic" style:font-style-complex="italic"/>
    </style:style>
    <style:style style:name="T6" style:family="text">
      <style:text-properties style:font-name="Courier 10 Pitch" fo:font-style="italic" officeooo:rsid="002d7077" style:font-style-asian="italic" style:font-style-complex="italic"/>
    </style:style>
    <style:style style:name="T7" style:family="text">
      <style:text-properties style:font-name="Courier 10 Pitch" fo:font-size="10.5pt" fo:font-style="normal" fo:font-weight="normal"/>
    </style:style>
    <style:style style:name="T8" style:family="text">
      <style:text-properties style:font-name="Courier 10 Pitch" officeooo:rsid="00509ca6"/>
    </style:style>
    <style:style style:name="T9" style:family="text">
      <style:text-properties fo:font-size="18pt" style:font-size-asian="18pt" style:font-size-complex="18pt"/>
    </style:style>
    <style:style style:name="T10" style:family="text">
      <style:text-properties fo:font-variant="normal" fo:text-transform="none" fo:color="#242729" style:font-name="Consolas" fo:font-size="9.75pt" fo:letter-spacing="normal" fo:font-style="normal" fo:font-weight="normal" fo:background-color="#eff0f1" loext:char-shading-value="0" loext:padding="0cm" loext:border="none"/>
    </style:style>
    <style:style style:name="T11" style:family="text">
      <style:text-properties fo:font-variant="normal" fo:text-transform="none" fo:color="#242729" style:font-name="Arial" fo:font-size="11.25pt" fo:letter-spacing="normal" fo:font-style="normal"/>
    </style:style>
    <style:style style:name="T12" style:family="text">
      <style:text-properties fo:font-variant="normal" fo:text-transform="none" fo:color="#333333" style:font-name="Courier 10 Pitch" fo:font-size="10.5pt" fo:letter-spacing="normal" fo:font-style="normal" fo:font-weight="normal"/>
    </style:style>
    <style:style style:name="T13" style:family="text">
      <style:text-properties fo:font-variant="normal" fo:text-transform="none" fo:color="#262626" style:font-name="Courier 10 Pitch" fo:font-size="14.25pt" fo:letter-spacing="normal" fo:font-style="normal" fo:font-weight="normal"/>
    </style:style>
    <style:style style:name="T14" style:family="text">
      <style:text-properties fo:font-variant="normal" fo:text-transform="none" fo:color="#262626" style:font-name="Courier 10 Pitch" fo:font-size="14.25pt" fo:letter-spacing="normal" fo:font-style="normal" fo:font-weight="normal" loext:padding="0cm" loext:border="none"/>
    </style:style>
    <style:style style:name="T15" style:family="text">
      <style:text-properties officeooo:rsid="00323b6a" style:font-size-asian="10.5pt" style:font-style-asian="italic" style:font-weight-asian="normal" style:font-size-complex="12pt" style:font-style-complex="italic" style:font-weight-complex="normal"/>
    </style:style>
    <style:style style:name="T16" style:family="text">
      <style:text-properties officeooo:rsid="003fc001"/>
    </style:style>
    <style:style style:name="T17" style:family="text">
      <style:text-properties style:font-name="ConfluenceInstalledFont" fo:font-size="10.5pt" fo:font-style="normal" fo:font-weight="normal"/>
    </style:style>
    <style:style style:name="T18" style:family="text">
      <style:text-properties officeooo:rsid="00509ca6"/>
    </style:style>
    <style:style style:name="T19" style:family="text">
      <style:text-properties style:font-name="monospace" fo:font-size="9.75pt"/>
    </style:style>
    <style:style style:name="T20" style:family="text">
      <style:text-properties style:font-name="monospace" fo:font-size="9.75pt" fo:font-style="normal" fo:font-weight="normal"/>
    </style:style>
    <style:style style:name="T21" style:family="text">
      <style:text-properties style:font-name="monospace" fo:font-size="9.75pt" fo:font-style="normal" fo:font-weight="normal" officeooo:rsid="00520a45"/>
    </style:style>
    <style:style style:name="T22" style:family="text">
      <style:text-properties fo:color="#aa5500" style:font-name="monospace" fo:font-size="9.75pt" fo:font-style="normal" fo:font-weight="normal"/>
    </style:style>
    <style:style style:name="T23" style:family="text">
      <style:text-properties fo:color="#770088" style:font-name="monospace" fo:font-size="9.75pt" fo:font-style="normal" fo:font-weight="normal"/>
    </style:style>
    <style:style style:name="T24" style:family="text">
      <style:text-properties officeooo:rsid="0054ff6d"/>
    </style:style>
    <style:style style:name="T25" style:family="text">
      <style:text-properties officeooo:rsid="0058a64d"/>
    </style:style>
    <style:style style:name="T26" style:family="text">
      <style:text-properties fo:color="#0000ff"/>
    </style:style>
    <style:style style:name="T27" style:family="text">
      <style:text-properties fo:color="#0000ff" officeooo:rsid="0058a64d"/>
    </style:style>
    <style:style style:name="T28" style:family="text">
      <style:text-properties fo:color="#0000ff" officeooo:rsid="005e2264"/>
    </style:style>
    <style:style style:name="T29" style:family="text">
      <style:text-properties fo:color="#0000ff" officeooo:rsid="006c6377"/>
    </style:style>
    <style:style style:name="T30" style:family="text">
      <style:text-properties officeooo:rsid="0062d858"/>
    </style:style>
    <style:style style:name="T31" style:family="text">
      <style:text-properties fo:color="#dd4814" style:font-name="Monospace" fo:font-size="10pt" style:text-underline-style="solid" style:text-underline-width="auto" style:text-underline-color="font-color" style:font-size-asian="10pt"/>
    </style:style>
    <style:style style:name="T32" style:family="text">
      <style:text-properties fo:color="#ff0000" style:font-name="Monospace" fo:font-size="10pt" style:font-size-asian="10pt"/>
    </style:style>
    <style:style style:name="T33" style:family="text">
      <style:text-properties officeooo:rsid="0064b779"/>
    </style:style>
    <style:style style:name="T34" style:family="text">
      <style:text-properties officeooo:rsid="00686944"/>
    </style:style>
    <style:style style:name="T35" style:family="text">
      <style:text-properties fo:color="#cc0000"/>
    </style:style>
    <style:style style:name="T36" style:family="text">
      <style:text-properties officeooo:rsid="006c6377"/>
    </style:style>
    <style:style style:name="T37" style:family="text">
      <style:text-properties officeooo:rsid="006e2603"/>
    </style:style>
    <style:style style:name="T38" style:family="text">
      <style:text-properties officeooo:rsid="006f2df0"/>
    </style:style>
    <style:style style:name="T39" style:family="text">
      <style:text-properties fo:color="#116644"/>
    </style:style>
    <style:style style:name="T40" style:family="text">
      <style:text-properties fo:color="#000000" loext:padding="0cm" loext:border="none"/>
    </style:style>
    <style:style style:name="T41" style:family="text">
      <style:text-properties fo:color="#aa1111"/>
    </style:style>
    <style:style style:name="T42" style:family="text">
      <style:text-properties fo:color="#aa1111" style:font-name="monospace" fo:font-size="9.75pt"/>
    </style:style>
    <style:style style:name="T43" style:family="text">
      <style:text-properties fo:color="#555555"/>
    </style:style>
    <style:style style:name="T44" style:family="text">
      <style:text-properties fo:color="#555555" style:font-name="monospace" fo:font-size="9.75pt"/>
    </style:style>
    <style:style style:name="T45" style:family="text">
      <style:text-properties officeooo:rsid="00774f60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top" style:vertical-rel="char" style:horizontal-pos="from-left" style:horizontal-rel="page" fo:padding="0cm" fo:border="none"/>
    </style:style>
    <text:list-style style:name="L1">
      <text:list-level-style-number text:level="1" text:style-name="Numbering_20_Symbols" style:num-suffix="." style:num-format="1">
        <style:list-level-properties text:space-before="0.794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 text:c="50"/><text:span text:style-name="T9"><text:s text:c="3"/></text:span><text:span text:style-name="T1">Hive</text:span></text:p>
      <text:p text:style-name="P21"/>
      <text:p text:style-name="P3"/>
      <text:p text:style-name="P4">Hive:</text:p>
      <text:p text:style-name="P4"><text:s text:c="4"/>It provides : </text:p>
      <text:p text:style-name="P4"><text:tab/>1. Tools to easy access to data via Sql,</text:p>
      <text:p text:style-name="P2"><text:span text:style-name="T2"><text:tab/> <text:s text:c="2"/></text:span><text:span text:style-name="T6">thus</text:span><text:span text:style-name="T2"> </text:span><text:span text:style-name="T6">enabling data warehousing task such as ETL,</text:span></text:p>
      <text:p text:style-name="P5"><text:tab/><text:tab/>reporting, data analysis.</text:p>
      <text:p text:style-name="P6"><text:tab/>2. Acess to file stored either in HDFS or HBASE</text:p>
      <text:p text:style-name="P2"><text:span text:style-name="T3"><text:tab/></text:span><text:span text:style-name="T4">3. </text:span><text:span text:style-name="T5">Query excution via Tez, Spark, MR</text:span></text:p>
      <text:p text:style-name="P7"/>
      <text:p text:style-name="P7"/>
      <text:p text:style-name="P23">Run Hive:</text:p>
      <text:p text:style-name="P8"/>
      <text:p text:style-name="P8"><text:tab/><text:span text:style-name="T16">$HIVE_HOME/bin/hive</text:span></text:p>
      <text:p text:style-name="P8"/>
      <text:p text:style-name="P20"><text:span text:style-name="T15"><text:s text:c="4"/></text:span><text:span text:style-name="T11">After installing hive, if the first thing you did was run hive, hive attempted to create/initialize the metastore_db, but apparently might not get it right. On that initial run, maybe you saw your error:</text:span></text:p>
      <text:p text:style-name="P41"><text:span text:style-name="Source_20_Text"><text:span text:style-name="T10">Exception in thread "main" java.lang.RuntimeException: Hive metastore database is not initialized. Please use schematool (e.g. ./schematool -initSchema -dbType ...) to create the schema. If needed, don't forget to include the option to auto-create the underlying database in your JDBC connection string (e.g. ?createDatabaseIfNotExist=true for mysql)</text:span></text:span></text:p>
      <text:p text:style-name="P40"/>
      <text:p text:style-name="P40">Running hive, even though it fails, creates a metastore_db directory in the directory from which you ran hive:</text:p>
      <text:p text:style-name="P41"><text:span text:style-name="Source_20_Text"><text:span text:style-name="T10"><text:s text:c="11"/>$ ls -l |grep meta</text:span></text:span></text:p>
      <text:p text:style-name="P45"><text:span text:style-name="Source_20_Text"><text:span text:style-name="T10"><text:s text:c="12"/>drwxrwxr-x 5 testuser testuser 4096 Apr 14 12:44 metastore_db</text:span></text:span></text:p>
      <text:p text:style-name="P40">So when you then tried running</text:p>
      <text:p text:style-name="P41"><text:span text:style-name="Source_20_Text"><text:span text:style-name="T10"><text:s text:c="11"/>$ schematool -initSchema -dbType derby</text:span></text:span></text:p>
      <text:p text:style-name="P40"><text:s text:c="11"/>The metastore already existed, but not in complete form.</text:p>
      <text:p text:style-name="P40">So the answer is:</text:p>
      <text:list xml:id="list6154899055372555012" text:style-name="L1">
        <text:list-item>
          <text:p text:style-name="P50">Before you run hive for the first time, run</text:p>
          <text:p text:style-name="P50"><text:s text:c="8"/>schematool -initSchema -dbType derby</text:p>
        </text:list-item>
        <text:list-item>
          <text:p text:style-name="P50">If you already ran hive and then tried to initSchema and it's failing:</text:p>
          <text:p text:style-name="P50"><text:s text:c="9"/>mv metastore_db metastore_db.tmp</text:p>
        </text:list-item>
        <text:list-item>
          <text:p text:style-name="P50">Re run</text:p>
          <text:p text:style-name="P50"><text:s text:c="10"/>schematool -initSchema -dbType derby</text:p>
        </text:list-item>
        <text:list-item>
          <text:p text:style-name="P50">Run hive again</text:p>
        </text:list-item>
      </text:list>
      <text:p text:style-name="P52"/>
      <text:p text:style-name="P52">mysql -u root -p</text:p>
      <text:p text:style-name="P54">CREATE DATABASE metastore;</text:p>
      <text:p text:style-name="P55"><text:span text:style-name="T40">USE metastore;</text:span></text:p>
      <text:p text:style-name="P52">SOURCE $HIVE_HOME/scripts/metastore/upgrade/mysql/hive-schema-<text:span text:style-name="T39">0.14</text:span>.<text:span text:style-name="T39">0.</text:span>mysql.sql;</text:p>
      <text:p text:style-name="P56"><text:s/><text:span text:style-name="T19">CREATE USER </text:span><text:span text:style-name="T42">'hiveuser'</text:span><text:span text:style-name="T44">@</text:span><text:span text:style-name="T42">'%'</text:span><text:span text:style-name="T19"> IDENTIFIED BY </text:span><text:span text:style-name="T42">'hivepassword'</text:span><text:span text:style-name="T19">; </text:span></text:p>
      <text:p text:style-name="P51"><draw:frame draw:style-name="fr1" draw:name="Frame23" text:anchor-type="char" svg:x="0cm" svg:width="0.529cm" draw:z-index="21"><draw:text-box fo:min-height="0.041cm"><text:p text:style-name="Text_20_body"/></draw:text-box></draw:frame><draw:frame draw:style-name="fr1" draw:name="Frame22" text:anchor-type="char" svg:x="0cm" svg:width="0.529cm" draw:z-index="22"><draw:text-box fo:min-height="0.041cm"><text:p text:style-name="Text_20_body"/></draw:text-box></draw:frame></text:p>
      <text:p text:style-name="P52"><text:span text:style-name="T45">G</text:span>RANT all on *.* to <text:span text:style-name="T41">'hiveuser'</text:span><text:span text:style-name="T43">@localhost</text:span> identified by <text:span text:style-name="T41">'hivepassword'</text:span>;</text:p>
      <text:p text:style-name="P53"><text:span text:style-name="T19">flush privileges;</text:span></text:p>
      <text:p text:style-name="P30"/>
      <text:p text:style-name="P30"/>
      <text:p text:style-name="P36"/>
      <text:p text:style-name="P36"><text:soft-page-break/>DDL Operations:</text:p>
      <text:p text:style-name="P37">1. Creating Hive tables</text:p>
      <text:p text:style-name="P31"><text:s text:c="5"/><text:span text:style-name="T12">CREATE TABLE pokes (foo INT, bar STRING);</text:span></text:p>
      <text:p text:style-name="P44"><text:span text:style-name="T17"><text:s text:c="3"/></text:span><text:span text:style-name="T7">CREATE TABLE invites (foo INT, bar STRING) PARTITIONED BY (ds STRING);</text:span></text:p>
      <text:p text:style-name="P32"><text:s text:c="3"/></text:p>
      <text:p text:style-name="P33"><text:s text:c="2"/><text:span text:style-name="T12">SHOW TABLES; <text:s text:c="2"/>DESCRIBE invites;</text:span></text:p>
      <text:p text:style-name="P38"/>
      <text:p text:style-name="P33"/>
      <text:p text:style-name="P29">Hive with mysql</text:p>
      <text:p text:style-name="P39">1. sudo cp hive-default.xml.template <text:s/>hive-site.xml</text:p>
      <text:p text:style-name="P34"><text:span text:style-name="T18">2.</text:span><text:span text:style-name="T8"> </text:span><text:span text:style-name="T13">hive-site.xml</text:span></text:p>
      <text:p text:style-name="P35"><text:span text:style-name="T13"><text:s text:c="2"/></text:span><text:span text:style-name="T14">configuration&gt;</text:span></text:p>
      <text:p text:style-name="P43"><draw:frame draw:style-name="fr1" draw:name="Frame1" text:anchor-type="char" svg:x="0cm" svg:width="0.529cm" draw:z-index="0"><draw:text-box fo:min-height="0.041cm"><text:p text:style-name="Text_20_body"/></draw:text-box></draw:frame> <text:s text:c="2"/><text:span text:style-name="T20">&lt;property&gt;</text:span></text:p>
      <text:p text:style-name="P43"><draw:frame draw:style-name="fr1" draw:name="Frame2" text:anchor-type="char" svg:x="0cm" svg:width="0.529cm" draw:z-index="1"><draw:text-box fo:min-height="0.041cm"><text:p text:style-name="Text_20_body"/></draw:text-box></draw:frame> <text:s text:c="5"/><text:span text:style-name="T20">&lt;name&gt;javax.jdo.option.ConnectionURL&lt;/name&gt;</text:span></text:p>
      <text:p text:style-name="P43"><draw:frame draw:style-name="fr1" draw:name="Frame3" text:anchor-type="char" svg:x="0cm" svg:width="0.529cm" draw:z-index="2"><draw:text-box fo:min-height="0.041cm"><text:p text:style-name="Text_20_body"/></draw:text-box></draw:frame> <text:s text:c="5"/><text:span text:style-name="T20">&lt;value&gt;jdbc:mysql:</text:span><text:span text:style-name="T22">//localhost/metastore?createDatabaseIfNotExist=true&lt;/value&gt;</text:span></text:p>
      <text:p text:style-name="P43"><draw:frame draw:style-name="fr1" draw:name="Frame4" text:anchor-type="char" svg:x="0cm" svg:width="0.529cm" draw:z-index="3"><draw:text-box fo:min-height="0.041cm"><text:p text:style-name="Text_20_body"/></draw:text-box></draw:frame> <text:s text:c="5"/><text:span text:style-name="T20">&lt;description&gt;metadata is stored in a MySQL server&lt;/description&gt;</text:span></text:p>
      <text:p text:style-name="P43"><draw:frame draw:style-name="fr1" draw:name="Frame5" text:anchor-type="char" svg:x="0cm" svg:width="0.529cm" draw:z-index="4"><draw:text-box fo:min-height="0.041cm"><text:p text:style-name="Text_20_body"/></draw:text-box></draw:frame> <text:s text:c="2"/><text:span text:style-name="T20">&lt;/property&gt;</text:span></text:p>
      <text:p text:style-name="P43"><draw:frame draw:style-name="fr1" draw:name="Frame6" text:anchor-type="char" svg:x="0cm" svg:width="0.529cm" draw:z-index="5"><draw:text-box fo:min-height="0.041cm"><text:p text:style-name="Text_20_body"/></draw:text-box></draw:frame> <text:s text:c="2"/><text:span text:style-name="T20">&lt;property&gt;</text:span></text:p>
      <text:p text:style-name="P43"><draw:frame draw:style-name="fr1" draw:name="Frame7" text:anchor-type="char" svg:x="0cm" svg:width="0.529cm" draw:z-index="6"><draw:text-box fo:min-height="0.041cm"><text:p text:style-name="Text_20_body"/></draw:text-box></draw:frame> <text:s text:c="5"/><text:span text:style-name="T20">&lt;name&gt;javax.jdo.option.ConnectionDriverName&lt;/name&gt;</text:span></text:p>
      <text:p text:style-name="P43"><draw:frame draw:style-name="fr1" draw:name="Frame8" text:anchor-type="char" svg:x="0cm" svg:width="0.529cm" draw:z-index="7"><draw:text-box fo:min-height="0.041cm"><text:p text:style-name="Text_20_body"/></draw:text-box></draw:frame> <text:s text:c="5"/><text:span text:style-name="T20">&lt;value&gt;com.mysql.jdbc.Driver&lt;/value&gt;</text:span></text:p>
      <text:p text:style-name="P43"><draw:frame draw:style-name="fr1" draw:name="Frame9" text:anchor-type="char" svg:x="0cm" svg:width="0.529cm" draw:z-index="8"><draw:text-box fo:min-height="0.041cm"><text:p text:style-name="Text_20_body"/></draw:text-box></draw:frame> <text:s text:c="5"/><text:span text:style-name="T20">&lt;description&gt;MySQL JDBC driver </text:span><text:span text:style-name="T23">class</text:span><text:span text:style-name="T20">&lt;/description&gt;</text:span></text:p>
      <text:p text:style-name="P43"><draw:frame draw:style-name="fr1" draw:name="Frame10" text:anchor-type="char" svg:x="0cm" svg:width="0.529cm" draw:z-index="9"><draw:text-box fo:min-height="0.041cm"><text:p text:style-name="Text_20_body"/></draw:text-box></draw:frame> <text:s text:c="2"/><text:span text:style-name="T20">&lt;/property&gt;</text:span></text:p>
      <text:p text:style-name="P43"><draw:frame draw:style-name="fr1" draw:name="Frame11" text:anchor-type="char" svg:x="0cm" svg:width="0.529cm" draw:z-index="10"><draw:text-box fo:min-height="0.041cm"><text:p text:style-name="Text_20_body"/></draw:text-box></draw:frame> <text:s text:c="2"/><text:span text:style-name="T20">&lt;property&gt;</text:span></text:p>
      <text:p text:style-name="P43"><draw:frame draw:style-name="fr1" draw:name="Frame12" text:anchor-type="char" svg:x="0cm" svg:width="0.529cm" draw:z-index="11"><draw:text-box fo:min-height="0.041cm"><text:p text:style-name="Text_20_body"/></draw:text-box></draw:frame> <text:s text:c="5"/><text:span text:style-name="T20">&lt;name&gt;javax.jdo.option.ConnectionUserName&lt;/name&gt;</text:span></text:p>
      <text:p text:style-name="P43"><draw:frame draw:style-name="fr1" draw:name="Frame13" text:anchor-type="char" svg:x="0cm" svg:width="0.529cm" draw:z-index="12"><draw:text-box fo:min-height="0.041cm"><text:p text:style-name="Text_20_body"/></draw:text-box></draw:frame> <text:s text:c="5"/><text:span text:style-name="T20">&lt;value&gt;</text:span><text:span text:style-name="T21">root</text:span><text:span text:style-name="T20">&lt;/value&gt;</text:span></text:p>
      <text:p text:style-name="P43"><draw:frame draw:style-name="fr1" draw:name="Frame14" text:anchor-type="char" svg:x="0cm" svg:width="0.529cm" draw:z-index="13"><draw:text-box fo:min-height="0.041cm"><text:p text:style-name="Text_20_body"/></draw:text-box></draw:frame> <text:s text:c="5"/><text:span text:style-name="T20">&lt;description&gt;user name </text:span><text:span text:style-name="T23">for</text:span><text:span text:style-name="T20"> connecting to mysql server&lt;/description&gt;</text:span></text:p>
      <text:p text:style-name="P43"><draw:frame draw:style-name="fr1" draw:name="Frame15" text:anchor-type="char" svg:x="0cm" svg:width="0.529cm" draw:z-index="14"><draw:text-box fo:min-height="0.041cm"><text:p text:style-name="Text_20_body"/></draw:text-box></draw:frame> <text:s text:c="2"/><text:span text:style-name="T20">&lt;/property&gt;</text:span></text:p>
      <text:p text:style-name="P43"><draw:frame draw:style-name="fr1" draw:name="Frame16" text:anchor-type="char" svg:x="0cm" svg:width="0.529cm" draw:z-index="15"><draw:text-box fo:min-height="0.041cm"><text:p text:style-name="Text_20_body"/></draw:text-box></draw:frame> <text:s text:c="2"/><text:span text:style-name="T20">&lt;property&gt;</text:span></text:p>
      <text:p text:style-name="P43"><draw:frame draw:style-name="fr1" draw:name="Frame17" text:anchor-type="char" svg:x="0cm" svg:width="0.529cm" draw:z-index="16"><draw:text-box fo:min-height="0.041cm"><text:p text:style-name="Text_20_body"/></draw:text-box></draw:frame> <text:s text:c="5"/><text:span text:style-name="T20">&lt;name&gt;javax.jdo.option.ConnectionPassword&lt;/name&gt;</text:span></text:p>
      <text:p text:style-name="P43"><draw:frame draw:style-name="fr1" draw:name="Frame18" text:anchor-type="char" svg:x="0cm" svg:width="0.529cm" draw:z-index="17"><draw:text-box fo:min-height="0.041cm"><text:p text:style-name="Text_20_body"/></draw:text-box></draw:frame> <text:s text:c="5"/><text:span text:style-name="T20">&lt;value&gt;</text:span><text:span text:style-name="T21">root</text:span><text:span text:style-name="T20">&lt;/value&gt;</text:span></text:p>
      <text:p text:style-name="P43"><draw:frame draw:style-name="fr1" draw:name="Frame19" text:anchor-type="char" svg:x="0cm" svg:width="0.529cm" draw:z-index="18"><draw:text-box fo:min-height="0.041cm"><text:p text:style-name="Text_20_body"/></draw:text-box></draw:frame> <text:s text:c="5"/><text:span text:style-name="T20">&lt;description&gt;password </text:span><text:span text:style-name="T23">for</text:span><text:span text:style-name="T20"> connecting to mysql server&lt;/description&gt;</text:span></text:p>
      <text:p text:style-name="P43"><draw:frame draw:style-name="fr1" draw:name="Frame20" text:anchor-type="char" svg:x="0cm" svg:width="0.529cm" draw:z-index="19"><draw:text-box fo:min-height="0.041cm"><text:p text:style-name="Text_20_body"/></draw:text-box></draw:frame> <text:s text:c="2"/><text:span text:style-name="T20">&lt;/property&gt;</text:span></text:p>
      <text:p text:style-name="P42"><draw:frame draw:style-name="fr1" draw:name="Frame21" text:anchor-type="char" svg:x="0cm" svg:width="0.529cm" draw:z-index="20"><draw:text-box fo:min-height="0.041cm"><text:p text:style-name="Text_20_body"/></draw:text-box></draw:frame>&lt;/configuration&gt;</text:p>
      <text:p text:style-name="P35"><text:line-break/><text:line-break/></text:p>
      <text:p text:style-name="P24">error</text:p>
      <text:p text:style-name="P9"/>
      <text:p text:style-name="P10"><text:span text:style-name="T34">1. </text:span><text:span text:style-name="T35">Error</text:span>: <text:span text:style-name="T24"><text:s/>Relative path in absolute URI: ${system:java.io.tmpdir%7D/$%7Bsystem:user.name%7D</text:span></text:p>
      <text:p text:style-name="P11"/>
      <text:p text:style-name="P11">solution: Modify -&gt; </text:p>
      <text:p text:style-name="P11"><text:soft-page-break/>&lt;property&gt;</text:p>
      <text:p text:style-name="P11"><text:s text:c="4"/>&lt;name&gt;hive.exec.local.scratchdir&lt;/name&gt;</text:p>
      <text:p text:style-name="P11"><text:s text:c="4"/>&lt;value&gt;<text:span text:style-name="T26">/tmp/hive-${user.name}</text:span>&lt;/value&gt;</text:p>
      <text:p text:style-name="P11"><text:s text:c="4"/>&lt;description&gt;Local scratch space for Hive jobs&lt;/description&gt;</text:p>
      <text:p text:style-name="P11"><text:s text:c="2"/>&lt;/property&gt;</text:p>
      <text:p text:style-name="P11"><text:s text:c="2"/>&lt;property&gt;</text:p>
      <text:p text:style-name="P11"><text:s text:c="4"/>&lt;name&gt;hive.downloaded.resources.dir&lt;/name&gt;</text:p>
      <text:p text:style-name="P11"><text:s text:c="4"/>&lt;value&gt;<text:span text:style-name="T26">/tmp/hive-${user.name}</text:span>&lt;/value&gt;</text:p>
      <text:p text:style-name="P11"><text:s text:c="4"/>&lt;description&gt;Temporary local directory for added resources in the remote file system.&lt;/description&gt; &lt;/property&gt;&gt;</text:p>
      <text:p text:style-name="P11"/>
      <text:p text:style-name="P17">2. <text:span text:style-name="T35">Error</text:span></text:p>
      <text:p text:style-name="P12"><text:span text:style-name="T31">java.sql.SQLException</text:span><text:span text:style-name="T32">: Error while processing statement: FAILED: Execution Error, return code 1 from org.apache.hadoop.hive.ql.exec.DDLTask. MetaException(message:Got exception: </text:span><text:span text:style-name="T31">org.apache.hadoop.security.AccessControlException</text:span><text:span text:style-name="T32"> Permission denied: user=jp, access=WRITE, inode="/user/hive/warehouse/testhivedrivertable":hduser:supergroup:drwxr-xr-x</text:span></text:p>
      <text:p text:style-name="P12"><text:s/></text:p>
      <text:p text:style-name="P16">Solution : Modify <text:span text:style-name="T33">in hive-site.xml </text:span></text:p>
      <text:p text:style-name="P46"><text:s text:c="11"/>hive.server2.enable.doAs to false</text:p>
      <text:p text:style-name="P46"/>
      <text:p text:style-name="P11"/>
      <text:p text:style-name="P11"/>
      <text:p text:style-name="P28">To Start metastore <text:span text:style-name="T30">(9083)</text:span></text:p>
      <text:p text:style-name="P19"><text:tab/></text:p>
      <text:p text:style-name="P19"><text:tab/>1. <text:span text:style-name="T26">apache-hive-2.0.1-bin/bin/hive <text:s/>--service </text:span><text:span text:style-name="T28">metastore</text:span></text:p>
      <text:p text:style-name="P22"/>
      <text:p text:style-name="P26">Hive2 Server <text:span text:style-name="T30">(10000 &amp; 10002(ui))</text:span></text:p>
      <text:p text:style-name="P15"/>
      <text:p text:style-name="P15"><text:tab/>1. apache-hive-2.0.1-bin/bin/hiveserver2</text:p>
      <text:p text:style-name="P11"/>
      <text:p text:style-name="P25">Beeline</text:p>
      <text:p text:style-name="P13"/>
      <text:p text:style-name="P13">To connect to hive <text:s text:c="6"/></text:p>
      <text:p text:style-name="P14"><text:s text:c="3"/><text:tab/><text:span text:style-name="T25">1</text:span>. <text:span text:style-name="T27">apache-hive-2.0.1-bin/bin/beeline</text:span><text:span text:style-name="T25"> </text:span></text:p>
      <text:p text:style-name="P14"><text:s text:c="5"/><text:span text:style-name="T25">2. </text:span><text:span text:style-name="T26">!connect jdbc:hive2://localhost:10000</text:span></text:p>
      <text:p text:style-name="P13"/>
      <text:p text:style-name="P27"><text:span text:style-name="T37">In </text:span>mysql to check metadata <text:span text:style-name="T38">of tables created by hive client</text:span></text:p>
      <text:p text:style-name="P18"/>
      <text:p text:style-name="P18"><text:tab/>1. <text:span text:style-name="T26">use jpHIve;</text:span></text:p>
      <text:p text:style-name="P18"><text:tab/>2. <text:span text:style-name="T36">s</text:span><text:span text:style-name="T29">elect * from TBLS;</text:span><text:span text:style-name="T36"> <text:s/>(it will list all the tables metadata)</text:span></text:p>
      <text:p text:style-name="P47"/>
      <text:p text:style-name="P47"/>
      <text:p text:style-name="P47"/>
      <text:p text:style-name="P4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'Helvetica Neue', Helvetica, sans-serif"/>
    <style:font-face style:name="ConfluenceInstalledFont" svg:font-family="ConfluenceInstalledFont, monospace"/>
    <style:font-face style:name="Consolas" svg:font-family="Consolas, Menlo, Monaco, 'Lucida Console', 'Liberation Mono', 'DejaVu Sans Mono', 'Bitstream Vera Sans Mono', 'Courier New', monospace, sans-serif"/>
    <style:font-face style:name="monospace" svg:font-family="monospace"/>
    <style:font-face style:name="FreeSans1" svg:font-family="FreeSans" style:font-family-generic="swiss"/>
    <style:font-face style:name="Courier 10 Pitch" svg:font-family="'Courier 10 Pitch'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Frame_20_contents" style:display-name="Frame contents" style:family="paragraph" style:parent-style-name="Standard" style:class="extra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6T18:35:36.453899001</meta:creation-date>
    <dc:date>2016-06-14T14:53:52.829557696</dc:date>
    <meta:editing-duration>PT4H34M47S</meta:editing-duration>
    <meta:editing-cycles>82</meta:editing-cycles>
    <meta:generator>LibreOffice/5.1.3.2$Linux_X86_64 LibreOffice_project/10m0$Build-2</meta:generator>
    <meta:document-statistic meta:table-count="0" meta:image-count="0" meta:object-count="0" meta:page-count="3" meta:paragraph-count="94" meta:word-count="450" meta:character-count="4221" meta:non-whitespace-character-count="3537"/>
  </office:meta>
</office:document-meta>
</file>